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Normal" style:family="paragraph">
      <style:paragraph-properties fo:break-before="page"/>
    </style:style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TableColumn11" style:family="table-column">
      <style:table-column-properties style:column-width="2.9493in"/>
    </style:style>
    <style:style style:name="TableColumn12" style:family="table-column">
      <style:table-column-properties style:column-width="2.9493in"/>
    </style:style>
    <style:style style:name="Table10" style:family="table">
      <style:table-properties style:width="5.8986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P61" style:parent-style-name="Normal" style:family="paragraph">
      <style:paragraph-properties fo:break-before="page"/>
    </style:style>
    <style:style style:name="P62" style:parent-style-name="Título1" style:family="paragraph">
      <style:paragraph-properties>
        <style:tab-stops>
          <style:tab-stop style:type="left" style:position="2.4395in"/>
        </style:tab-stops>
      </style:paragraph-properties>
    </style:style>
    <style:style style:name="P63" style:parent-style-name="Normal" style:family="paragraph">
      <style:paragraph-properties fo:border-top="none" fo:border-left="none" fo:border-bottom="0.0104in solid #000000" fo:border-right="none" fo:padding-top="0in" fo:padding-left="0in" fo:padding-bottom="0.0555in" fo:padding-right="0in" style:shadow="none"/>
    </style:style>
    <style:style style:name="P6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7" style:parent-style-name="Normal" style:family="paragraph">
      <style:paragraph-properties fo:break-before="page"/>
    </style:style>
    <style:style style:name="TableColumn69" style:family="table-column">
      <style:table-column-properties style:column-width="6.0194in"/>
    </style:style>
    <style:style style:name="Table68" style:family="table">
      <style:table-properties style:width="6.0194in" fo:margin-left="0in" table:align="left"/>
    </style:style>
    <style:style style:name="TableRow70" style:family="table-row">
      <style:table-row-properties style:min-row-height="0.5187i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Row73" style:family="table-row">
      <style:table-row-properties style:min-row-height="0.2013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76" style:parent-style-name="Fuentedepárrafopredeter." style:family="text">
      <style:text-properties style:font-name="Wingdings" style:font-name-asian="Wingdings" style:font-name-complex="Wingdings"/>
    </style:style>
    <style:style style:name="TableRow77" style:family="table-row">
      <style:table-row-properties style:min-row-height="0.1937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80" style:parent-style-name="Fuentedepárrafopredeter." style:family="text">
      <style:text-properties style:font-name="Wingdings" style:font-name-asian="Wingdings" style:font-name-complex="Wingdings"/>
    </style:style>
    <style:style style:name="TableRow81" style:family="table-row">
      <style:table-row-properties style:min-row-height="0.2013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Fuentedepárrafopredeter." style:family="text">
      <style:text-properties style:font-name="Wingdings" style:font-name-asian="Wingdings" style:font-name-complex="Wingdings"/>
    </style:style>
    <style:style style:name="TableRow85" style:family="table-row">
      <style:table-row-properties style:min-row-height="0.1937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88" style:parent-style-name="Fuentedepárrafopredeter." style:family="text">
      <style:text-properties style:font-name="Wingdings" style:font-name-asian="Wingdings" style:font-name-complex="Wingdings"/>
    </style:style>
    <style:style style:name="TableRow89" style:family="table-row">
      <style:table-row-properties style:min-row-height="0.2013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92" style:parent-style-name="Fuentedepárrafopredeter." style:family="text">
      <style:text-properties style:font-name="Wingdings" style:font-name-asian="Wingdings" style:font-name-complex="Wingdings"/>
    </style:style>
    <style:style style:name="TableRow93" style:family="table-row">
      <style:table-row-properties style:min-row-height="0.1937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Row96" style:family="table-row">
      <style:table-row-properties style:min-row-height="0.2013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olumn100" style:family="table-column">
      <style:table-column-properties style:column-width="6.034in"/>
    </style:style>
    <style:style style:name="Table99" style:family="table">
      <style:table-properties style:width="6.034in" fo:margin-left="0in" table:align="left"/>
    </style:style>
    <style:style style:name="TableRow101" style:family="table-row">
      <style:table-row-properties style:min-row-height="0.4805i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 style:min-row-height="0.186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107" style:parent-style-name="Fuentedepárrafopredeter." style:family="text">
      <style:text-properties style:font-name="Wingdings" style:font-name-asian="Wingdings" style:font-name-complex="Wingdings"/>
    </style:style>
    <style:style style:name="P108" style:parent-style-name="Normal" style:family="paragraph">
      <style:paragraph-properties fo:text-align="center" fo:margin-bottom="0in" fo:line-height="100%"/>
    </style:style>
    <style:style style:name="TableRow109" style:family="table-row">
      <style:table-row-properties style:min-row-height="0.1791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Row112" style:family="table-row">
      <style:table-row-properties style:min-row-height="0.1868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Row115" style:family="table-row">
      <style:table-row-properties style:min-row-height="0.1791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Row118" style:family="table-row">
      <style:table-row-properties style:min-row-height="0.1868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Row121" style:family="table-row">
      <style:table-row-properties style:min-row-height="0.1791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Row124" style:family="table-row">
      <style:table-row-properties style:min-row-height="0.1868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PROGRAMACIÓN</text:p>
      <text:p text:style-name="Normal"/>
      <text:p text:style-name="TítuloTDC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46096451" office:target-frame-name="_top" xlink:show="replace"><text:span text:style-name="Hipervínculo">JAVA</text:span><text:tab/>2</text:a></text:p>
          <text:p text:style-name="P3"><text:a xlink:href="#_Toc146096452" office:target-frame-name="_top" xlink:show="replace"><text:span text:style-name="Hipervínculo">Casos posibles por darse</text:span><text:tab/>3</text:a></text:p>
          <text:p text:style-name="P4"><text:a xlink:href="#_Toc146096453" office:target-frame-name="_top" xlink:show="replace"><text:span text:style-name="Hipervínculo">POO</text:span><text:tab/>4</text:a></text:p>
        </text:index-body>
      </text:table-of-content>
      <text:p text:style-name="Normal"/>
      <text:p text:style-name="P5"/>
      <text:h text:style-name="Título1" text:outline-level="1"><text:bookmark-start text:name="_Toc146096451"/><text:soft-page-break/>JAVA<text:bookmark-end text:name="_Toc146096451"/><text:s/>- Introducción</text:h>
      <text:p text:style-name="Normal">IntelliJ -&gt; Community</text:p>
      <text:p text:style-name="Normal">Cuando ejecutamos una acción crea una carpeta “out” en el que hace el proceso de compilación para ahorrarnos el proceso.</text:p>
      <text:p text:style-name="Normal">Error de compilación, cuando hay una palabra que está mal y no lo entiende.</text:p>
      <text:p text:style-name="Normal"/>
      <text:list text:style-name="LFO1" text:continue-numbering="true">
        <text:list-item>
          <text:p text:style-name="P6">Un método es algo que se puede ejecutar. Ej:</text:p>
          <text:list text:continue-numbering="true">
            <text:list-item>
              <text:p text:style-name="P7">pintarCoche(“rojo”)</text:p>
              <text:list text:continue-numbering="true">
                <text:list-item>
                  <text:p text:style-name="P8">pintarCoche = Método (Decir siempre que te va a devolver)</text:p>
                </text:list-item>
                <text:list-item>
                  <text:p text:style-name="P9">(“ROJO”) = Argumento</text:p>
                </text:list-item>
              </text:list>
            </text:list-item>
          </text:list>
        </text:list-item>
      </text:list>
      <text:p text:style-name="Normal"/>
      <text:p text:style-name="Normal">Palabras reservadas que para el programa tienen sentido</text:p>
      <text:p text:style-name="Normal">Public class<text:s/>HOLA<text:s/>{</text:p>
      <text:p text:style-name="Normal"><text:tab/>Public static void main (String [] args) {</text:p>
      <text:p text:style-name="Normal"><text:tab/><text:tab/>int a;</text:p>
      <text:p text:style-name="Normal"><text:tab/><text:tab/>int b;</text:p>
      <text:p text:style-name="Normal"><text:tab/><text:tab/>a = 5</text:p>
      <text:p text:style-name="Normal"><text:tab/><text:tab/>System.out.print(“La suma de a y b es”);</text:p>
      <text:p text:style-name="Normal"><text:tab/><text:tab/>System.out.print(a+b);</text:p>
      <text:p text:style-name="Normal"><text:tab/><text:tab/>}</text:p>
      <text:p text:style-name="Normal">}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VOCABULARIO DE JAVA</text:p>
          </table:table-cell>
          <table:covered-table-cell/>
        </table:table-row>
        <table:table-row table:style-name="TableRow16">
          <table:table-cell table:style-name="TableCell17">
            <text:p text:style-name="P18">Int</text:p>
          </table:table-cell>
          <table:table-cell table:style-name="TableCell19">
            <text:p text:style-name="P20">Enteros</text:p>
          </table:table-cell>
        </table:table-row>
        <table:table-row table:style-name="TableRow21">
          <table:table-cell table:style-name="TableCell22">
            <text:p text:style-name="P23">Double</text:p>
          </table:table-cell>
          <table:table-cell table:style-name="TableCell24">
            <text:p text:style-name="P25">Decimales</text:p>
          </table:table-cell>
        </table:table-row>
        <table:table-row table:style-name="TableRow26">
          <table:table-cell table:style-name="TableCell27">
            <text:p text:style-name="P28">Char</text:p>
          </table:table-cell>
          <table:table-cell table:style-name="TableCell29">
            <text:p text:style-name="P30">Caracteres</text:p>
          </table:table-cell>
        </table:table-row>
        <table:table-row table:style-name="TableRow31">
          <table:table-cell table:style-name="TableCell32">
            <text:p text:style-name="P33">Boolean</text:p>
          </table:table-cell>
          <table:table-cell table:style-name="TableCell34">
            <text:p text:style-name="P35">True/False</text:p>
          </table:table-cell>
        </table:table-row>
        <table:table-row table:style-name="TableRow36">
          <table:table-cell table:style-name="TableCell37">
            <text:p text:style-name="P38">String</text:p>
          </table:table-cell>
          <table:table-cell table:style-name="TableCell39">
            <text:p text:style-name="P40">Cadena de caracteres</text:p>
          </table:table-cell>
        </table:table-row>
        <table:table-row table:style-name="TableRow41">
          <table:table-cell table:style-name="TableCell42">
            <text:p text:style-name="P43">Print “ln”</text:p>
          </table:table-cell>
          <table:table-cell table:style-name="TableCell44">
            <text:p text:style-name="P45">Escribir en una línea nueva</text:p>
          </table:table-cell>
        </table:table-row>
        <table:table-row table:style-name="TableRow46">
          <table:table-cell table:style-name="TableCell47">
            <text:p text:style-name="P48">Print “ ”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tring</text:p>
          </table:table-cell>
          <table:table-cell table:style-name="TableCell54">
            <text:p text:style-name="P55">Cadena de caracteres</text:p>
          </table:table-cell>
        </table:table-row>
        <table:table-row table:style-name="TableRow56">
          <table:table-cell table:style-name="TableCell57">
            <text:p text:style-name="P58">//</text:p>
          </table:table-cell>
          <table:table-cell table:style-name="TableCell59">
            <text:p text:style-name="P60">Insertar comentarios</text:p>
          </table:table-cell>
        </table:table-row>
      </table:table>
      <text:p text:style-name="Normal"/>
      <text:p text:style-name="P61"/>
      <text:h text:style-name="P62" text:outline-level="1"><text:bookmark-start text:name="_Toc146096452"/><text:soft-page-break/>Casos posibles por darse<text:bookmark-end text:name="_Toc146096452"/><text:tab/></text:h>
      <text:p text:style-name="Normal"/>
      <text:p text:style-name="Normal">System.out.print(a + “+” + b + “=” + a + b); <text:s text:c="11"/>/ <text:s text:c="5"/>a=4 <text:s text:c="5"/>b=2</text:p>
      <text:p text:style-name="P63">En la línea de comandos se concatenará, es<text:s/>decir, nos<text:s/>saldría como resultado 42, solución poner paréntesis = (a+b)</text:p>
      <text:p text:style-name="Normal">System.out.print(a + “/” + b + “=” + a/b);<text:tab/>/ <text:s text:c="5"/>a=4 <text:s text:c="5"/>b=2</text:p>
      <text:p text:style-name="P64">En la línea de comando no nos saldrán decimales. La solución en vez de poner / de división tendremos que poner (a%b)</text:p>
      <text:p text:style-name="Normal">Public class HOLA {</text:p>
      <text:p text:style-name="Normal"><text:tab/>Public static void main (String [] args) {</text:p>
      <text:p text:style-name="Normal"><text:tab/><text:tab/>Double a, b;</text:p>
      <text:p text:style-name="Normal"><text:tab/><text:tab/>a = 35</text:p>
      <text:p text:style-name="Normal"><text:tab/><text:tab/>b<text:s/>= 265</text:p>
      <text:p text:style-name="Normal"><text:tab/><text:tab/>System.out.print(a + “/” + b + “=” + a/b);</text:p>
      <text:p text:style-name="Normal"><text:tab/><text:tab/>}</text:p>
      <text:p text:style-name="Normal">}</text:p>
      <text:p text:style-name="P65">Double para decimales sin falta de poner %, aunque nos aparece en la línea de comando 35.0/265</text:p>
      <text:p text:style-name="Normal">Casteo es poner un int o un double (primitivos) antes de realizar la operación, entre paréntesis</text:p>
      <text:p text:style-name="Normal">System.out.print(a + “/” + b + “=” +(int) a/b);</text:p>
      <text:p text:style-name="P66">System.out.print(a + “/” + b + “=” +(double) a/b);</text:p>
      <text:p text:style-name="Normal">Public class HOLA {</text:p>
      <text:p text:style-name="Normal"><text:tab/>Public static void main (String [] args) {</text:p>
      <text:p text:style-name="Normal"><text:tab/><text:tab/>Char carácter = ‘F’ ;</text:p>
      <text:p text:style-name="Normal"><text:tab/><text:tab/>System.out.println(“El carácter es; ” + carácter +);</text:p>
      <text:p text:style-name="Normal"><text:tab/><text:tab/>}</text:p>
      <text:p text:style-name="Normal">}</text:p>
      <text:p text:style-name="Normal"/>
      <text:p text:style-name="Normal"/>
      <text:p text:style-name="Normal"/>
      <text:p text:style-name="Normal"/>
      <text:p text:style-name="P67"/>
      <text:h text:style-name="Título1" text:outline-level="1"><text:bookmark-start text:name="_Toc146096453"/><text:soft-page-break/>POO<text:bookmark-end text:name="_Toc146096453"/><text:s/>= Programación Orientada a Objetos</text:h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>LITERALES</text:p>
          </table:table-cell>
        </table:table-row>
        <table:table-row table:style-name="TableRow73">
          <table:table-cell table:style-name="TableCell74">
            <text:p text:style-name="P75">Método<text:span text:style-name="T76"></text:span>Main</text:p>
          </table:table-cell>
        </table:table-row>
        <table:table-row table:style-name="TableRow77">
          <table:table-cell table:style-name="TableCell78">
            <text:p text:style-name="P79">Modificador de acceso<text:span text:style-name="T80"></text:span>public</text:p>
          </table:table-cell>
        </table:table-row>
        <table:table-row table:style-name="TableRow81">
          <table:table-cell table:style-name="TableCell82">
            <text:p text:style-name="P83">Obligatorieda<text:span text:style-name="T84"></text:span>Static (No POO)</text:p>
          </table:table-cell>
        </table:table-row>
        <table:table-row table:style-name="TableRow85">
          <table:table-cell table:style-name="TableCell86">
            <text:p text:style-name="P87">Valor devuelto<text:span text:style-name="T88"></text:span>No devuelve nada</text:p>
          </table:table-cell>
        </table:table-row>
        <table:table-row table:style-name="TableRow89">
          <table:table-cell table:style-name="TableCell90">
            <text:p text:style-name="P91">{}<text:span text:style-name="T92"></text:span>Bloques de código</text:p>
          </table:table-cell>
        </table:table-row>
        <table:table-row table:style-name="TableRow93"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</table:table>
      <text:p text:style-name="Normal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VARIABLES</text:p>
          </table:table-cell>
        </table:table-row>
        <table:table-row table:style-name="TableRow104">
          <table:table-cell table:style-name="TableCell105">
            <text:p text:style-name="P106">Declaración<text:span text:style-name="T107"></text:span>tipo nombreVariable;</text:p>
            <text:p text:style-name="P108">Asignación nombreVariable=Valor;</text:p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etter-kerning="false" style:language-asian="es" style:country-asian="ES"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s Alejandro</meta:initial-creator>
    <dc:creator>Andres Alejandro</dc:creator>
    <meta:creation-date>2023-09-20T07:29:00Z</meta:creation-date>
    <dc:date>2023-09-20T08:15:00Z</dc:date>
    <meta:template xlink:href="Normal.dotm" xlink:type="simple"/>
    <meta:editing-cycles>5</meta:editing-cycles>
    <meta:editing-duration>PT2760S</meta:editing-duration>
    <meta:document-statistic meta:page-count="4" meta:paragraph-count="4" meta:word-count="368" meta:character-count="2392" meta:row-count="16" meta:non-whitespace-character-count="2028"/>
  </office:meta>
</office:document-meta>
</file>